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1E667F2F.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textbodyindent">
      <style:graphic-properties draw:textarea-horizontal-align="center" draw:textarea-vertical-align="middle"/>
    </style:style>
    <style:style style:name="gr2" style:family="graphic" style:parent-style-name="standard">
      <style:graphic-properties draw:stroke="none" draw:fill="solid" draw:fill-color="#ffffff" draw:textarea-horizontal-align="center" draw:textarea-vertical-align="middle"/>
    </style:style>
    <style:style style:name="gr3" style:family="graphic" style:parent-style-name="objectwithoutfill">
      <style:graphic-properties draw:textarea-horizontal-align="center" draw:textarea-vertical-align="middle"/>
    </style:style>
    <style:style style:name="gr4" style:family="graphic" style:parent-style-name="objectwithoutfill">
      <style:graphic-properties draw:stroke="none" draw:fill="solid" draw:fill-color="#000000" draw:textarea-horizontal-align="center" draw:textarea-vertical-align="middle"/>
    </style:style>
    <style:style style:name="gr5" style:family="graphic" style:parent-style-name="standard">
      <style:graphic-properties svg:stroke-opacity="100%" draw:textarea-horizontal-align="center" draw:textarea-vertical-align="middle"/>
    </style:style>
    <style:style style:name="gr6" style:family="graphic" style:parent-style-name="objectwithoutfill">
      <style:graphic-properties draw:fill="none" draw:textarea-horizontal-align="center" draw:textarea-vertical-align="middle"/>
    </style:style>
    <style:style style:name="gr7" style:family="graphic" style:parent-style-name="standard">
      <style:graphic-properties draw:stroke="none" draw:textarea-horizontal-align="center" draw:textarea-vertical-align="middle"/>
    </style:style>
    <style:style style:name="gr8" style:family="graphic" style:parent-style-name="Object_20_without_20_fill_2c__20_sharp_20_corners">
      <style:graphic-properties draw:textarea-horizontal-align="center" draw:textarea-vertical-align="middle"/>
    </style:style>
    <style:style style:name="gr9" style:family="graphic" style:parent-style-name="standard">
      <style:graphic-properties svg:stroke-width="0.5cm" svg:stroke-color="#000000" draw:marker-start-width="1.05cm" draw:marker-end-width="1.05cm" svg:stroke-opacity="100%" draw:fill="solid" draw:fill-color="#b3b3b3" draw:fill-image-name="Brushed_25_20Steel" style:repeat="stretch" draw:textarea-horizontal-align="center" draw:textarea-vertical-align="middle" fo:padding-top="-0.125cm" fo:padding-bottom="-0.125cm" fo:padding-left="0cm" fo:padding-right="0cm"/>
    </style:style>
    <style:style style:name="gr10" style:family="graphic" style:parent-style-name="Gradient_20_object">
      <style:graphic-properties draw:textarea-horizontal-align="center" draw:textarea-vertical-align="middle" draw:auto-grow-height="false" fo:min-height="0.749cm" fo:min-width="0.499cm"/>
    </style:style>
    <style:style style:name="gr11" style:family="graphic" style:parent-style-name="objectwithoutfill">
      <style:graphic-properties draw:fill="none" draw:textarea-horizontal-align="center" draw:textarea-vertical-align="middle"/>
    </style:style>
    <style:style style:name="gr12" style:family="graphic" style:parent-style-name="objectwithoutfill">
      <style:graphic-properties svg:stroke-width="0cm" svg:stroke-color="#ffffff" draw:marker-start-width="0cm" draw:marker-end-width="0cm" draw:fill-color="#ffffff" draw:textarea-horizontal-align="center" draw:textarea-vertical-align="middle" fo:padding-top="-0.375cm" fo:padding-bottom="-0.375cm" fo:padding-left="-0.25cm" fo:padding-right="-0.25cm"/>
    </style:style>
    <style:style style:name="gr13" style:family="graphic" style:parent-style-name="standard">
      <style:graphic-properties draw:stroke="solid" svg:stroke-width="0.4cm" svg:stroke-color="#000000" draw:marker-start-width="0.9cm" draw:marker-end-width="0.9cm" svg:stroke-opacity="100%" draw:fill="solid" draw:fill-color="#ffffff" fo:padding-top="-0.175cm" fo:padding-bottom="-0.175cm" fo:padding-left="-0.05cm" fo:padding-right="-0.05cm"/>
    </style:style>
    <style:style style:name="gr14" style:family="graphic" style:parent-style-name="standard">
      <style:graphic-properties draw:stroke="solid" svg:stroke-width="0.4cm" svg:stroke-color="#000000" draw:marker-start-width="0.9cm" draw:marker-end-width="0.9cm" svg:stroke-opacity="100%" draw:fill="solid" draw:fill-color="#000000" fo:padding-top="-0.175cm" fo:padding-bottom="-0.175cm" fo:padding-left="-0.05cm" fo:padding-right="-0.05cm"/>
    </style:style>
    <style:style style:name="gr15" style:family="graphic" style:parent-style-name="standard">
      <style:graphic-properties draw:stroke="none" svg:stroke-color="#000000"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9.5cm" svg:height="9.5cm" svg:x="-11.5cm" svg:y="8cm">
          <text:p/>
        </draw:rect>
        <draw:rect draw:style-name="gr2" draw:text-style-name="P1" draw:layer="layout" svg:width="2cm" svg:height="8.5cm" svg:x="-3cm" svg:y="-1cm">
          <text:p/>
        </draw:rect>
        <draw:path draw:style-name="gr3" draw:text-style-name="P1" draw:layer="layout" svg:width="8.999cm" svg:height="5.014cm" svg:x="-14.5cm" svg:y="-0.008cm" svg:viewBox="0 0 9000 5015" svg:d="m0 8c492-3 984-5 1476-8 155 1 310 3 465 4 400 10 799 21 1199 32 269 17 539 35 808 52 115 16 230 32 345 47 105 21 209 41 314 62 95 25 190 51 286 76 88 31 176 62 265 93 82 36 165 72 248 108 79 42 158 84 237 125 77 48 155 95 232 143 77 53 154 106 231 160 160 125 321 250 481 376 397 329 793 659 1189 989 200 176 401 352 601 528 73 77 147 153 221 229 56 70 113 139 170 209 41 63 81 126 122 189 15 29 29 58 44 87 11 28 22 56 33 84 7 26 14 52 21 79 4 25 7 50 11 75 0 24 0 48 1 72-4 23-7 46-10 68-6 22-13 44-19 65-10 21-20 42-29 62-13 20-26 40-38 59-16 19-32 38-48 57-18 18-37 36-56 54-21 17-43 34-64 52-51 32-102 64-154 97-61 30-122 60-183 91-71 28-142 57-213 85-167 54-334 109-501 163-240 77-479 155-719 232-46 11-92 23-138 34-52 9-105 18-157 27-149 12-298 23-447 35-645 5-1289 10-1933 15-1431-2-2861-5-4291-7">
          <text:p/>
        </draw:path>
        <draw:rect draw:style-name="gr2" draw:text-style-name="P1" draw:layer="layout" svg:width="4.5cm" svg:height="1cm" svg:x="-13cm" svg:y="5cm">
          <text:p/>
        </draw:rect>
        <draw:path draw:style-name="gr4" draw:text-style-name="P1" draw:layer="layout" svg:width="8.999cm" svg:height="5.014cm" svg:x="-14.5cm" svg:y="-0.015cm" svg:viewBox="0 0 9000 5015" svg:d="m0 8c492-3 984-5 1476-8 155 1 310 3 465 4 400 10 799 21 1199 32 269 17 539 35 808 52 115 16 230 32 345 47 105 21 209 41 314 62 95 25 190 51 286 76 88 31 176 62 265 93 82 36 165 72 248 108 79 42 158 84 237 125 77 48 155 95 232 143 77 53 154 106 231 160 160 125 321 250 481 376 397 329 793 659 1189 989 200 176 401 352 601 528 73 77 147 153 221 229 56 70 113 139 170 209 41 63 81 126 122 189 15 29 29 58 44 87 11 28 22 56 33 84 7 26 14 52 21 79 4 25 7 50 11 75 0 24 0 48 1 72-4 23-7 46-10 68-6 22-13 44-19 65-10 21-20 42-29 62-13 20-26 40-38 59-16 19-32 38-48 57-18 18-37 36-56 54-21 17-43 34-64 52-51 32-102 64-154 97-61 30-122 60-183 91-71 28-142 57-213 85-167 54-334 109-501 163-240 77-479 155-719 232-46 11-92 23-138 34-52 9-105 18-157 27-149 12-298 23-447 35-645 5-1289 10-1933 15-1431-2-2861-5-4291-7z">
          <text:p/>
        </draw:path>
        <draw:rect draw:style-name="gr5" draw:text-style-name="P1" draw:layer="layout" svg:width="21.5cm" svg:height="11.5cm" svg:x="2cm" svg:y="21.5cm">
          <text:p/>
        </draw:rect>
        <draw:path draw:style-name="gr3" draw:text-style-name="P1" draw:layer="layout" svg:width="8.999cm" svg:height="5.014cm" svg:x="8.5cm" svg:y="25.492cm" svg:viewBox="0 0 9000 5015" svg:d="m0 8c2140 11 748-41 3140 28s2738 690 4636 2231 1370 1979-91 2405 126 336-7685 336">
          <text:p/>
        </draw:path>
        <draw:circle draw:style-name="gr3" draw:text-style-name="P1" draw:layer="layout" svg:width="1.5cm" svg:height="1.5cm" svg:x="12.5cm" svg:y="30cm">
          <text:p/>
        </draw:circle>
        <draw:circle draw:style-name="gr3" draw:text-style-name="P1" draw:layer="layout" svg:width="1.5cm" svg:height="1.5cm" svg:x="9cm" svg:y="30cm">
          <text:p/>
        </draw:circle>
        <draw:polyline draw:style-name="gr6" draw:text-style-name="P1" draw:layer="layout" svg:width="1.499cm" svg:height="1.999cm" svg:x="9cm" svg:y="23.5cm" svg:viewBox="0 0 1500 2000" draw:points="0,2000 1500,1000 0,0">
          <text:p/>
        </draw:polyline>
        <draw:rect draw:style-name="gr7" draw:text-style-name="P1" draw:layer="layout" svg:width="6.5cm" svg:height="1.5cm" svg:x="8.5cm" svg:y="28.5cm">
          <text:p/>
        </draw:rect>
        <draw:polygon draw:style-name="gr3" draw:text-style-name="P1" draw:layer="layout" svg:width="0.865cm" svg:height="0.651cm" svg:x="13.5cm" svg:y="27cm" svg:viewBox="0 0 866 652" draw:points="0,0 0,652 866,652">
          <text:p/>
        </draw:polygon>
        <draw:polygon draw:style-name="gr8" draw:text-style-name="P1" draw:layer="layout" svg:width="3.499cm" svg:height="6.999cm" svg:x="5cm" svg:y="24.5cm" svg:viewBox="0 0 3500 7000" draw:points="0,3500 3000,7000 3500,7000 500,3500 3500,0 3000,0">
          <text:p/>
        </draw:polygon>
        <draw:polygon draw:style-name="gr8" draw:text-style-name="P1" draw:layer="layout" svg:width="4.499cm" svg:height="6.999cm" svg:x="3cm" svg:y="24.5cm" svg:viewBox="0 0 4500 7000" draw:points="0,3500 3500,7000 4500,7000 1500,3500 4500,0 3500,0">
          <text:p/>
        </draw:polygon>
        <draw:polygon draw:style-name="gr8" draw:text-style-name="P1" draw:layer="layout" svg:width="3.499cm" svg:height="6.999cm" draw:transform="rotate (3.1415926535892) translate (20.5000000000227cm 31.4999999999802cm)" svg:viewBox="0 0 3500 7000" draw:points="0,-59500 3000,-56000 3500,-56000 500,-59500 3500,-63000 3000,-63000">
          <text:p/>
        </draw:polygon>
        <draw:polygon draw:style-name="gr8" draw:text-style-name="P1" draw:layer="layout" svg:width="4.499cm" svg:height="6.999cm" draw:transform="rotate (3.1415926535892) translate (22.5000000000227cm 31.4999999999769cm)" svg:viewBox="0 0 4500 7000" draw:points="0,-59500 3500,-56000 4500,-56000 1500,-59500 4500,-63000 3500,-63000">
          <text:p/>
        </draw:polygon>
        <draw:line draw:style-name="gr3" draw:text-style-name="P1" draw:layer="layout" svg:x1="3cm" svg:y1="23cm" svg:x2="22.5cm" svg:y2="23cm">
          <text:p/>
        </draw:line>
        <draw:rect draw:style-name="gr9" draw:text-style-name="P1" draw:layer="layout" svg:width="20cm" svg:height="11cm" svg:x="2cm" svg:y="9cm">
          <text:p/>
        </draw:rect>
        <draw:path draw:style-name="gr3" draw:text-style-name="P1" draw:layer="layout" svg:width="8.999cm" svg:height="5.014cm" svg:x="8cm" svg:y="12.492cm" svg:viewBox="0 0 9000 5015" svg:d="m0 8c492-3 984-5 1476-8 155 1 310 3 465 4 400 10 799 21 1199 32 269 17 539 35 808 52 115 16 230 32 345 47 105 21 209 41 314 62 95 25 190 51 286 76 88 31 176 62 265 93 82 36 165 72 248 108 79 42 158 84 237 125 77 48 155 95 232 143 77 53 154 106 231 160 160 125 321 250 481 376 397 329 793 659 1189 989 200 176 401 352 601 528 73 77 147 153 221 229 56 70 113 139 170 209 41 63 81 126 122 189 15 29 29 58 44 87 11 28 22 56 33 84 7 26 14 52 21 79 4 25 7 50 11 75 0 24 0 48 1 72-4 23-7 46-10 68-6 22-13 44-19 65-10 21-20 42-29 62-13 20-26 40-38 59-16 19-32 38-48 57-18 18-37 36-56 54-21 17-43 34-64 52-51 32-102 64-154 97-61 30-122 60-183 91-71 28-142 57-213 85-167 54-334 109-501 163-240 77-479 155-719 232-46 11-92 23-138 34-52 9-105 18-157 27-149 12-298 23-447 35-645 5-1289 10-1933 15-1431-2-2861-5-4291-7">
          <text:p/>
        </draw:path>
        <draw:polyline draw:style-name="gr6" draw:text-style-name="P1" draw:layer="layout" svg:width="1.499cm" svg:height="1.999cm" svg:x="8.5cm" svg:y="10.5cm" svg:viewBox="0 0 1500 2000" draw:points="0,2000 1500,1000 0,0">
          <text:p/>
        </draw:polyline>
        <draw:polygon draw:style-name="gr3" draw:text-style-name="P1" draw:layer="layout" svg:width="0.865cm" svg:height="0.651cm" svg:x="13cm" svg:y="14cm" svg:viewBox="0 0 866 652" draw:points="0,0 0,652 866,652">
          <text:p/>
        </draw:polygon>
        <draw:polygon draw:style-name="gr8" draw:text-style-name="P1" draw:layer="layout" svg:width="4.499cm" svg:height="6.999cm" svg:x="3cm" svg:y="11.5cm" svg:viewBox="0 0 4500 7000" draw:points="0,3500 3500,7000 4500,7000 1500,3500 4500,0 3500,0">
          <text:p/>
        </draw:polygon>
        <draw:polygon draw:style-name="gr8" draw:text-style-name="P1" draw:layer="layout" svg:width="4.499cm" svg:height="6.999cm" draw:transform="rotate (3.1415926535892) translate (21.0000000000227cm 18.4999999999771cm)" svg:viewBox="0 0 4500 7000" draw:points="0,-33500 3500,-30000 4500,-30000 1500,-33500 4500,-37000 3500,-37000">
          <text:p/>
        </draw:polygon>
        <draw:g>
          <draw:path draw:style-name="gr10" draw:text-style-name="P1" draw:layer="layout" svg:width="2.499cm" svg:height="1.25cm" svg:x="8cm" svg:y="17.749cm" svg:viewBox="0 0 2500 1251" svg:d="m2500 1c-1 21-1 41-2 62s-3 41-4 62c-3 21-5 41-8 62-4 21-7 41-11 62-5 20-9 41-14 61-6 20-11 40-17 60s-13 39-19 59c-8 19-15 39-23 58-9 19-17 37-26 56s-19 37-28 56c-10 18-21 36-31 54-11 17-23 35-34 52-12 17-25 34-37 51-13 16-26 33-39 49-14 15-27 31-41 46s-29 30-43 45c-15 14-31 28-46 42-16 13-32 27-48 40-17 13-33 25-50 38-17 12-34 23-51 35-18 11-35 22-53 33-18 10-37 19-55 29-19 9-37 19-56 28-19 8-39 16-58 24-19 7-39 14-58 21-20 6-40 12-60 18-20 5-40 11-60 16-20 4-41 8-61 12-21 3-41 6-62 9-21 2-41 5-62 7-21 1-41 2-62 3-21 0-42 0-63 0-21-1-41-3-62-4-21-2-41-4-62-6-21-3-41-6-62-9-20-4-41-8-61-12-20-5-40-11-60-16-20-6-40-12-60-18-19-7-39-15-58-22-19-8-39-16-58-24-19-9-37-18-56-27-18-10-37-20-55-30-18-11-35-21-53-32-17-12-34-23-51-35-17-13-33-25-50-38-16-13-32-27-48-40-15-14-30-29-45-43-15-15-29-29-44-44-14-16-27-31-41-47-13-16-26-33-39-49-12-17-24-34-36-51-11-17-23-35-34-52-10-18-21-36-31-54s-19-37-29-55c-8-19-17-38-25-57s-15-39-23-58c-7-20-13-39-20-59-6-20-11-40-17-60-4-20-9-41-13-61-4-21-7-41-11-62-3-21-5-41-8-62-1-21-3-41-4-62s-1-41-2-62c417 0 833 1 1250 1s833 0 1250 0z">
            <text:p/>
          </draw:path>
          <draw:path draw:style-name="gr10" draw:text-style-name="P1" draw:layer="layout" svg:width="2.499cm" svg:height="1.25cm" svg:x="8cm" svg:y="17.749cm" svg:viewBox="0 0 2500 1251" svg:d="m2500 1c-1 21-1 41-2 62s-3 41-4 62c-3 21-5 41-8 62-4 21-7 41-11 62-5 20-9 41-14 61-6 20-11 40-17 60s-13 39-19 59c-8 19-15 39-23 58-9 19-17 37-26 56s-19 37-28 56c-10 18-21 36-31 54-11 17-23 35-34 52-12 17-25 34-37 51-13 16-26 33-39 49-14 15-27 31-41 46s-29 30-43 45c-15 14-31 28-46 42-16 13-32 27-48 40-17 13-33 25-50 38-17 12-34 23-51 35-18 11-35 22-53 33-18 10-37 19-55 29-19 9-37 19-56 28-19 8-39 16-58 24-19 7-39 14-58 21-20 6-40 12-60 18-20 5-40 11-60 16-20 4-41 8-61 12-21 3-41 6-62 9-21 2-41 5-62 7-21 1-41 2-62 3-21 0-42 0-63 0-21-1-41-3-62-4-21-2-41-4-62-6-21-3-41-6-62-9-20-4-41-8-61-12-20-5-40-11-60-16-20-6-40-12-60-18-19-7-39-15-58-22-19-8-39-16-58-24-19-9-37-18-56-27-18-10-37-20-55-30-18-11-35-21-53-32-17-12-34-23-51-35-17-13-33-25-50-38-16-13-32-27-48-40-15-14-30-29-45-43-15-15-29-29-44-44-14-16-27-31-41-47-13-16-26-33-39-49-12-17-24-34-36-51-11-17-23-35-34-52-10-18-21-36-31-54s-19-37-29-55c-8-19-17-38-25-57s-15-39-23-58c-7-20-13-39-20-59-6-20-11-40-17-60-4-20-9-41-13-61-4-21-7-41-11-62-3-21-5-41-8-62-1-21-3-41-4-62s-1-41-2-62c417 0 833 1 1250 1s833 0 1250 0z">
            <text:p/>
          </draw:path>
        </draw:g>
        <draw:g>
          <draw:path draw:style-name="gr10" draw:text-style-name="P1" draw:layer="layout" svg:width="2.499cm" svg:height="1.25cm" svg:x="11.5cm" svg:y="17.749cm" svg:viewBox="0 0 2500 1251" svg:d="m2500 1c-1 21-1 41-2 62s-3 41-4 62c-3 21-5 41-8 62-4 21-7 41-11 62-5 20-9 41-14 61-6 20-11 40-17 60s-13 39-19 59c-8 19-15 39-23 58-9 19-17 37-26 56s-19 37-28 56c-10 18-21 36-31 54-11 17-23 35-34 52-12 17-25 34-37 51-13 16-26 33-39 49-14 15-27 31-41 46s-29 30-43 45c-15 14-31 28-46 42-16 13-32 27-48 40-17 13-33 25-50 38-17 12-34 23-51 35-18 11-35 22-53 33-18 10-37 19-55 29-19 9-37 19-56 28-19 8-39 16-58 24-19 7-39 14-58 21-20 6-40 12-60 18-20 5-40 11-60 16-20 4-41 8-61 12-21 3-41 6-62 9-21 2-41 5-62 7-21 1-41 2-62 3-21 0-42 0-63 0-21-1-41-3-62-4-21-2-41-4-62-6-21-3-41-6-62-9-20-4-41-8-61-12-20-5-40-11-60-16-20-6-40-12-60-18-19-7-39-15-58-22-19-8-39-16-58-24-19-9-37-18-56-27-18-10-37-20-55-30-18-11-35-21-53-32-17-12-34-23-51-35-17-13-33-25-50-38-16-13-32-27-48-40-15-14-30-29-45-43-15-15-29-29-44-44-14-16-27-31-41-47-13-16-26-33-39-49-12-17-24-34-36-51-11-17-23-35-34-52-10-18-21-36-31-54s-19-37-29-55c-8-19-17-38-25-57s-15-39-23-58c-7-20-13-39-20-59-6-20-11-40-17-60-4-20-9-41-13-61-4-21-7-41-11-62-3-21-5-41-8-62-1-21-3-41-4-62s-1-41-2-62c417 0 833 1 1250 1s833 0 1250 0z">
            <text:p/>
          </draw:path>
          <draw:path draw:style-name="gr10" draw:text-style-name="P1" draw:layer="layout" svg:width="2.499cm" svg:height="1.25cm" svg:x="11.5cm" svg:y="17.749cm" svg:viewBox="0 0 2500 1251" svg:d="m2500 1c-1 21-1 41-2 62s-3 41-4 62c-3 21-5 41-8 62-4 21-7 41-11 62-5 20-9 41-14 61-6 20-11 40-17 60s-13 39-19 59c-8 19-15 39-23 58-9 19-17 37-26 56s-19 37-28 56c-10 18-21 36-31 54-11 17-23 35-34 52-12 17-25 34-37 51-13 16-26 33-39 49-14 15-27 31-41 46s-29 30-43 45c-15 14-31 28-46 42-16 13-32 27-48 40-17 13-33 25-50 38-17 12-34 23-51 35-18 11-35 22-53 33-18 10-37 19-55 29-19 9-37 19-56 28-19 8-39 16-58 24-19 7-39 14-58 21-20 6-40 12-60 18-20 5-40 11-60 16-20 4-41 8-61 12-21 3-41 6-62 9-21 2-41 5-62 7-21 1-41 2-62 3-21 0-42 0-63 0-21-1-41-3-62-4-21-2-41-4-62-6-21-3-41-6-62-9-20-4-41-8-61-12-20-5-40-11-60-16-20-6-40-12-60-18-19-7-39-15-58-22-19-8-39-16-58-24-19-9-37-18-56-27-18-10-37-20-55-30-18-11-35-21-53-32-17-12-34-23-51-35-17-13-33-25-50-38-16-13-32-27-48-40-15-14-30-29-45-43-15-15-29-29-44-44-14-16-27-31-41-47-13-16-26-33-39-49-12-17-24-34-36-51-11-17-23-35-34-52-10-18-21-36-31-54s-19-37-29-55c-8-19-17-38-25-57s-15-39-23-58c-7-20-13-39-20-59-6-20-11-40-17-60-4-20-9-41-13-61-4-21-7-41-11-62-3-21-5-41-8-62-1-21-3-41-4-62s-1-41-2-62c417 0 833 1 1250 1s833 0 1250 0z">
            <text:p/>
          </draw:path>
        </draw:g>
        <draw:polyline draw:style-name="gr11" draw:text-style-name="P1" draw:layer="layout" svg:width="1.499cm" svg:height="1.999cm" svg:x="-12.5cm" svg:y="-2cm" svg:viewBox="0 0 1500 2000" draw:points="0,2000 1500,1000 0,0">
          <text:p text:style-name="P2">ﾧ</text:p>
        </draw:polyline>
        <draw:polygon draw:style-name="gr12" draw:text-style-name="P1" draw:layer="layout" svg:width="1.529cm" svg:height="1.151cm" svg:x="-9.03cm" svg:y="0.5cm" svg:viewBox="0 0 1530 1152" draw:points="0,0 0,1152 1530,1152">
          <text:p/>
        </draw:polygon>
        <draw:polygon draw:style-name="gr8" draw:text-style-name="P1" draw:layer="layout" svg:width="4.499cm" svg:height="6.999cm" draw:transform="rotate (3.1415926535892) translate (-1.49999999997725cm 5.99999999997715cm)" svg:viewBox="0 0 4500 7000" draw:points="0,-8500 3500,-5000 4500,-5000 1500,-8500 4500,-12000 3500,-12000">
          <text:p/>
        </draw:polygon>
        <draw:g>
          <draw:path draw:style-name="gr10" draw:text-style-name="P1" draw:layer="layout" svg:width="2.499cm" svg:height="1.25cm" svg:x="-13.5cm" svg:y="4.749cm" svg:viewBox="0 0 2500 1251" svg:d="m2500 1c-1 21-1 41-2 62s-3 41-4 62c-3 21-5 41-8 62-4 21-7 41-11 62-5 20-9 41-14 61-6 20-11 40-17 60s-13 39-19 59c-8 19-15 39-23 58-9 19-17 37-26 56s-19 37-28 56c-10 18-21 36-31 54-11 17-23 35-34 52-12 17-25 34-37 51-13 16-26 33-39 49-14 15-27 31-41 46s-29 30-43 45c-15 14-31 28-46 42-16 13-32 27-48 40-17 13-33 25-50 38-17 12-34 23-51 35-18 11-35 22-53 33-18 10-37 19-55 29-19 9-37 19-56 28-19 8-39 16-58 24-19 7-39 14-58 21-20 6-40 12-60 18-20 5-40 11-60 16-20 4-41 8-61 12-21 3-41 6-62 9-21 2-41 5-62 7-21 1-41 2-62 3-21 0-42 0-63 0-21-1-41-3-62-4-21-2-41-4-62-6-21-3-41-6-62-9-20-4-41-8-61-12-20-5-40-11-60-16-20-6-40-12-60-18-19-7-39-15-58-22-19-8-39-16-58-24-19-9-37-18-56-27-18-10-37-20-55-30-18-11-35-21-53-32-17-12-34-23-51-35-17-13-33-25-50-38-16-13-32-27-48-40-15-14-30-29-45-43-15-15-29-29-44-44-14-16-27-31-41-47-13-16-26-33-39-49-12-17-24-34-36-51-11-17-23-35-34-52-10-18-21-36-31-54s-19-37-29-55c-8-19-17-38-25-57s-15-39-23-58c-7-20-13-39-20-59-6-20-11-40-17-60-4-20-9-41-13-61-4-21-7-41-11-62-3-21-5-41-8-62-1-21-3-41-4-62s-1-41-2-62c417 0 833 1 1250 1s833 0 1250 0z">
            <text:p/>
          </draw:path>
          <draw:path draw:style-name="gr10" draw:text-style-name="P1" draw:layer="layout" svg:width="2.499cm" svg:height="1.25cm" svg:x="-13.5cm" svg:y="4.749cm" svg:viewBox="0 0 2500 1251" svg:d="m2500 1c-1 21-1 41-2 62s-3 41-4 62c-3 21-5 41-8 62-4 21-7 41-11 62-5 20-9 41-14 61-6 20-11 40-17 60s-13 39-19 59c-8 19-15 39-23 58-9 19-17 37-26 56s-19 37-28 56c-10 18-21 36-31 54-11 17-23 35-34 52-12 17-25 34-37 51-13 16-26 33-39 49-14 15-27 31-41 46s-29 30-43 45c-15 14-31 28-46 42-16 13-32 27-48 40-17 13-33 25-50 38-17 12-34 23-51 35-18 11-35 22-53 33-18 10-37 19-55 29-19 9-37 19-56 28-19 8-39 16-58 24-19 7-39 14-58 21-20 6-40 12-60 18-20 5-40 11-60 16-20 4-41 8-61 12-21 3-41 6-62 9-21 2-41 5-62 7-21 1-41 2-62 3-21 0-42 0-63 0-21-1-41-3-62-4-21-2-41-4-62-6-21-3-41-6-62-9-20-4-41-8-61-12-20-5-40-11-60-16-20-6-40-12-60-18-19-7-39-15-58-22-19-8-39-16-58-24-19-9-37-18-56-27-18-10-37-20-55-30-18-11-35-21-53-32-17-12-34-23-51-35-17-13-33-25-50-38-16-13-32-27-48-40-15-14-30-29-45-43-15-15-29-29-44-44-14-16-27-31-41-47-13-16-26-33-39-49-12-17-24-34-36-51-11-17-23-35-34-52-10-18-21-36-31-54s-19-37-29-55c-8-19-17-38-25-57s-15-39-23-58c-7-20-13-39-20-59-6-20-11-40-17-60-4-20-9-41-13-61-4-21-7-41-11-62-3-21-5-41-8-62-1-21-3-41-4-62s-1-41-2-62c417 0 833 1 1250 1s833 0 1250 0z">
            <text:p/>
          </draw:path>
        </draw:g>
        <draw:g>
          <draw:path draw:style-name="gr10" draw:text-style-name="P1" draw:layer="layout" svg:width="2.499cm" svg:height="1.25cm" svg:x="-11cm" svg:y="4.749cm" svg:viewBox="0 0 2500 1251" svg:d="m2500 1c-1 21-1 41-2 62s-3 41-4 62c-3 21-5 41-8 62-4 21-7 41-11 62-5 20-9 41-14 61-6 20-11 40-17 60s-13 39-19 59c-8 19-15 39-23 58-9 19-17 37-26 56s-19 37-28 56c-10 18-21 36-31 54-11 17-23 35-34 52-12 17-25 34-37 51-13 16-26 33-39 49-14 15-27 31-41 46s-29 30-43 45c-15 14-31 28-46 42-16 13-32 27-48 40-17 13-33 25-50 38-17 12-34 23-51 35-18 11-35 22-53 33-18 10-37 19-55 29-19 9-37 19-56 28-19 8-39 16-58 24-19 7-39 14-58 21-20 6-40 12-60 18-20 5-40 11-60 16-20 4-41 8-61 12-21 3-41 6-62 9-21 2-41 5-62 7-21 1-41 2-62 3-21 0-42 0-63 0-21-1-41-3-62-4-21-2-41-4-62-6-21-3-41-6-62-9-20-4-41-8-61-12-20-5-40-11-60-16-20-6-40-12-60-18-19-7-39-15-58-22-19-8-39-16-58-24-19-9-37-18-56-27-18-10-37-20-55-30-18-11-35-21-53-32-17-12-34-23-51-35-17-13-33-25-50-38-16-13-32-27-48-40-15-14-30-29-45-43-15-15-29-29-44-44-14-16-27-31-41-47-13-16-26-33-39-49-12-17-24-34-36-51-11-17-23-35-34-52-10-18-21-36-31-54s-19-37-29-55c-8-19-17-38-25-57s-15-39-23-58c-7-20-13-39-20-59-6-20-11-40-17-60-4-20-9-41-13-61-4-21-7-41-11-62-3-21-5-41-8-62-1-21-3-41-4-62s-1-41-2-62c417 0 833 1 1250 1s833 0 1250 0z">
            <text:p/>
          </draw:path>
          <draw:path draw:style-name="gr10" draw:text-style-name="P1" draw:layer="layout" svg:width="2.499cm" svg:height="1.25cm" svg:x="-11cm" svg:y="4.749cm" svg:viewBox="0 0 2500 1251" svg:d="m2500 1c-1 21-1 41-2 62s-3 41-4 62c-3 21-5 41-8 62-4 21-7 41-11 62-5 20-9 41-14 61-6 20-11 40-17 60s-13 39-19 59c-8 19-15 39-23 58-9 19-17 37-26 56s-19 37-28 56c-10 18-21 36-31 54-11 17-23 35-34 52-12 17-25 34-37 51-13 16-26 33-39 49-14 15-27 31-41 46s-29 30-43 45c-15 14-31 28-46 42-16 13-32 27-48 40-17 13-33 25-50 38-17 12-34 23-51 35-18 11-35 22-53 33-18 10-37 19-55 29-19 9-37 19-56 28-19 8-39 16-58 24-19 7-39 14-58 21-20 6-40 12-60 18-20 5-40 11-60 16-20 4-41 8-61 12-21 3-41 6-62 9-21 2-41 5-62 7-21 1-41 2-62 3-21 0-42 0-63 0-21-1-41-3-62-4-21-2-41-4-62-6-21-3-41-6-62-9-20-4-41-8-61-12-20-5-40-11-60-16-20-6-40-12-60-18-19-7-39-15-58-22-19-8-39-16-58-24-19-9-37-18-56-27-18-10-37-20-55-30-18-11-35-21-53-32-17-12-34-23-51-35-17-13-33-25-50-38-16-13-32-27-48-40-15-14-30-29-45-43-15-15-29-29-44-44-14-16-27-31-41-47-13-16-26-33-39-49-12-17-24-34-36-51-11-17-23-35-34-52-10-18-21-36-31-54s-19-37-29-55c-8-19-17-38-25-57s-15-39-23-58c-7-20-13-39-20-59-6-20-11-40-17-60-4-20-9-41-13-61-4-21-7-41-11-62-3-21-5-41-8-62-1-21-3-41-4-62s-1-41-2-62c417 0 833 1 1250 1s833 0 1250 0z">
            <text:p/>
          </draw:path>
        </draw:g>
        <draw:circle draw:style-name="gr8" draw:text-style-name="P1" draw:layer="layout" svg:width="2.5cm" svg:height="2.5cm" svg:x="-11cm" svg:y="3.5cm">
          <text:p/>
        </draw:circle>
        <draw:rect draw:style-name="gr2" draw:text-style-name="P1" draw:layer="layout" svg:width="1.5cm" svg:height="1.18cm" svg:x="-12cm" svg:y="0.5cm">
          <text:p/>
        </draw:rect>
        <draw:rect draw:style-name="gr2" draw:text-style-name="P1" draw:layer="layout" svg:width="2cm" svg:height="1.18cm" svg:x="-14.148cm" svg:y="0.5cm">
          <text:p/>
        </draw:rect>
        <draw:rect draw:style-name="gr2" draw:text-style-name="P1" draw:layer="layout" svg:width="2cm" svg:height="8.5cm" svg:x="-14.5cm" svg:y="-1cm">
          <text:p/>
        </draw:rect>
        <draw:path draw:style-name="gr3" draw:text-style-name="P1" draw:layer="layout" svg:width="7.523cm" svg:height="5.014cm" svg:x="-11.024cm" svg:y="10.992cm" svg:viewBox="0 0 7524 5015" svg:d="m0 0c155 1 310 3 465 4 400 10 799 21 1199 32 269 17 539 35 808 52 115 16 230 32 345 47 105 21 209 41 314 62 95 25 190 51 286 76 88 31 176 62 265 93 82 36 165 72 248 108 79 42 158 84 237 125 77 48 155 95 232 143 77 53 154 106 231 160 160 125 321 250 481 376 397 329 793 659 1189 989 200 176 401 352 601 528 73 77 147 153 221 229 56 70 113 139 170 209 41 63 81 126 122 189 15 29 29 58 44 87 11 28 22 56 33 84 7 26 14 52 21 79 4 25 7 50 11 75 0 24 0 48 1 72-4 23-7 46-10 68-6 22-13 44-19 65-10 21-20 42-29 62-13 20-26 40-38 59-16 19-32 38-48 57-18 18-37 36-56 54-21 17-43 34-64 52-51 32-102 64-154 97-61 30-122 60-183 91-71 28-142 57-213 85-167 54-334 109-501 163-240 77-479 155-719 232-46 11-92 23-138 34-52 9-105 18-157 27-149 12-298 23-447 35-645 5-1289 10-1933 15">
          <text:p/>
        </draw:path>
        <draw:rect draw:style-name="gr2" draw:text-style-name="P1" draw:layer="layout" svg:width="4.5cm" svg:height="1cm" svg:x="-11cm" svg:y="16cm">
          <text:p/>
        </draw:rect>
        <draw:path draw:style-name="gr4" draw:text-style-name="P1" draw:layer="layout" svg:width="7.662cm" svg:height="5.014cm" svg:x="-11.163cm" svg:y="10.985cm" svg:viewBox="0 0 7663 5015" svg:d="m163 1515c492-3-516-1512-24-1515 155 1 310 3 465 4 400 10 799 21 1199 32 269 17 539 35 808 52 115 16 230 32 345 47 105 21 209 41 314 62 95 25 190 51 286 76 88 31 176 62 265 93 82 36 165 72 248 108 79 42 158 84 237 125 77 48 155 95 232 143 77 53 154 106 231 160 160 125 321 250 481 376 397 329 793 659 1189 989 200 176 401 352 601 528 73 77 147 153 221 229 56 70 113 139 170 209 41 63 81 126 122 189 15 29 29 58 44 87 11 28 22 56 33 84 7 26 14 52 21 79 4 25 7 50 11 75 0 24 0 48 1 72-4 23-7 46-10 68-6 22-13 44-19 65-10 21-20 42-29 62-13 20-26 40-38 59-16 19-32 38-48 57-18 18-37 36-56 54-21 17-43 34-64 52-51 32-102 64-154 97-61 30-122 60-183 91-71 28-142 57-213 85-167 54-334 109-501 163-240 77-479 155-719 232-46 11-92 23-138 34-52 9-105 18-157 27-149 12-298 23-447 35-645 5-1289 10-1933 15-1431-2-1361 2-2791 0z">
          <text:p/>
        </draw:path>
        <draw:polyline draw:style-name="gr11" draw:text-style-name="P2" draw:layer="layout" svg:width="1.499cm" svg:height="1.999cm" svg:x="-10.5cm" svg:y="9cm" svg:viewBox="0 0 1500 2000" draw:points="0,2000 1500,1000 0,0">
          <text:p text:style-name="P2">ﾧ</text:p>
        </draw:polyline>
        <draw:polygon draw:style-name="gr12" draw:text-style-name="P1" draw:layer="layout" svg:width="1.529cm" svg:height="1.151cm" svg:x="-7.03cm" svg:y="11.5cm" svg:viewBox="0 0 1530 1152" draw:points="0,0 0,1152 1530,1152">
          <text:p/>
        </draw:polygon>
        <draw:g>
          <draw:path draw:style-name="gr10" draw:text-style-name="P1" draw:layer="layout" svg:width="2.499cm" svg:height="1.25cm" svg:x="-11.5cm" svg:y="15.749cm" svg:viewBox="0 0 2500 1251" svg:d="m2500 1c-1 21-1 41-2 62s-3 41-4 62c-3 21-5 41-8 62-4 21-7 41-11 62-5 20-9 41-14 61-6 20-11 40-17 60s-13 39-19 59c-8 19-15 39-23 58-9 19-17 37-26 56s-19 37-28 56c-10 18-21 36-31 54-11 17-23 35-34 52-12 17-25 34-37 51-13 16-26 33-39 49-14 15-27 31-41 46s-29 30-43 45c-15 14-31 28-46 42-16 13-32 27-48 40-17 13-33 25-50 38-17 12-34 23-51 35-18 11-35 22-53 33-18 10-37 19-55 29-19 9-37 19-56 28-19 8-39 16-58 24-19 7-39 14-58 21-20 6-40 12-60 18-20 5-40 11-60 16-20 4-41 8-61 12-21 3-41 6-62 9-21 2-41 5-62 7-21 1-41 2-62 3-21 0-42 0-63 0-21-1-41-3-62-4-21-2-41-4-62-6-21-3-41-6-62-9-20-4-41-8-61-12-20-5-40-11-60-16-20-6-40-12-60-18-19-7-39-15-58-22-19-8-39-16-58-24-19-9-37-18-56-27-18-10-37-20-55-30-18-11-35-21-53-32-17-12-34-23-51-35-17-13-33-25-50-38-16-13-32-27-48-40-15-14-30-29-45-43-15-15-29-29-44-44-14-16-27-31-41-47-13-16-26-33-39-49-12-17-24-34-36-51-11-17-23-35-34-52-10-18-21-36-31-54s-19-37-29-55c-8-19-17-38-25-57s-15-39-23-58c-7-20-13-39-20-59-6-20-11-40-17-60-4-20-9-41-13-61-4-21-7-41-11-62-3-21-5-41-8-62-1-21-3-41-4-62s-1-41-2-62c417 0 833 1 1250 1s833 0 1250 0z">
            <text:p/>
          </draw:path>
          <draw:path draw:style-name="gr10" draw:text-style-name="P1" draw:layer="layout" svg:width="2.499cm" svg:height="1.25cm" svg:x="-11.5cm" svg:y="15.749cm" svg:viewBox="0 0 2500 1251" svg:d="m2500 1c-1 21-1 41-2 62s-3 41-4 62c-3 21-5 41-8 62-4 21-7 41-11 62-5 20-9 41-14 61-6 20-11 40-17 60s-13 39-19 59c-8 19-15 39-23 58-9 19-17 37-26 56s-19 37-28 56c-10 18-21 36-31 54-11 17-23 35-34 52-12 17-25 34-37 51-13 16-26 33-39 49-14 15-27 31-41 46s-29 30-43 45c-15 14-31 28-46 42-16 13-32 27-48 40-17 13-33 25-50 38-17 12-34 23-51 35-18 11-35 22-53 33-18 10-37 19-55 29-19 9-37 19-56 28-19 8-39 16-58 24-19 7-39 14-58 21-20 6-40 12-60 18-20 5-40 11-60 16-20 4-41 8-61 12-21 3-41 6-62 9-21 2-41 5-62 7-21 1-41 2-62 3-21 0-42 0-63 0-21-1-41-3-62-4-21-2-41-4-62-6-21-3-41-6-62-9-20-4-41-8-61-12-20-5-40-11-60-16-20-6-40-12-60-18-19-7-39-15-58-22-19-8-39-16-58-24-19-9-37-18-56-27-18-10-37-20-55-30-18-11-35-21-53-32-17-12-34-23-51-35-17-13-33-25-50-38-16-13-32-27-48-40-15-14-30-29-45-43-15-15-29-29-44-44-14-16-27-31-41-47-13-16-26-33-39-49-12-17-24-34-36-51-11-17-23-35-34-52-10-18-21-36-31-54s-19-37-29-55c-8-19-17-38-25-57s-15-39-23-58c-7-20-13-39-20-59-6-20-11-40-17-60-4-20-9-41-13-61-4-21-7-41-11-62-3-21-5-41-8-62-1-21-3-41-4-62s-1-41-2-62c417 0 833 1 1250 1s833 0 1250 0z">
            <text:p/>
          </draw:path>
        </draw:g>
        <draw:g>
          <draw:path draw:style-name="gr10" draw:text-style-name="P1" draw:layer="layout" svg:width="2.499cm" svg:height="1.25cm" svg:x="-9cm" svg:y="15.749cm" svg:viewBox="0 0 2500 1251" svg:d="m2500 1c-1 21-1 41-2 62s-3 41-4 62c-3 21-5 41-8 62-4 21-7 41-11 62-5 20-9 41-14 61-6 20-11 40-17 60s-13 39-19 59c-8 19-15 39-23 58-9 19-17 37-26 56s-19 37-28 56c-10 18-21 36-31 54-11 17-23 35-34 52-12 17-25 34-37 51-13 16-26 33-39 49-14 15-27 31-41 46s-29 30-43 45c-15 14-31 28-46 42-16 13-32 27-48 40-17 13-33 25-50 38-17 12-34 23-51 35-18 11-35 22-53 33-18 10-37 19-55 29-19 9-37 19-56 28-19 8-39 16-58 24-19 7-39 14-58 21-20 6-40 12-60 18-20 5-40 11-60 16-20 4-41 8-61 12-21 3-41 6-62 9-21 2-41 5-62 7-21 1-41 2-62 3-21 0-42 0-63 0-21-1-41-3-62-4-21-2-41-4-62-6-21-3-41-6-62-9-20-4-41-8-61-12-20-5-40-11-60-16-20-6-40-12-60-18-19-7-39-15-58-22-19-8-39-16-58-24-19-9-37-18-56-27-18-10-37-20-55-30-18-11-35-21-53-32-17-12-34-23-51-35-17-13-33-25-50-38-16-13-32-27-48-40-15-14-30-29-45-43-15-15-29-29-44-44-14-16-27-31-41-47-13-16-26-33-39-49-12-17-24-34-36-51-11-17-23-35-34-52-10-18-21-36-31-54s-19-37-29-55c-8-19-17-38-25-57s-15-39-23-58c-7-20-13-39-20-59-6-20-11-40-17-60-4-20-9-41-13-61-4-21-7-41-11-62-3-21-5-41-8-62-1-21-3-41-4-62s-1-41-2-62c417 0 833 1 1250 1s833 0 1250 0z">
            <text:p/>
          </draw:path>
          <draw:path draw:style-name="gr10" draw:text-style-name="P1" draw:layer="layout" svg:width="2.499cm" svg:height="1.25cm" svg:x="-9cm" svg:y="15.749cm" svg:viewBox="0 0 2500 1251" svg:d="m2500 1c-1 21-1 41-2 62s-3 41-4 62c-3 21-5 41-8 62-4 21-7 41-11 62-5 20-9 41-14 61-6 20-11 40-17 60s-13 39-19 59c-8 19-15 39-23 58-9 19-17 37-26 56s-19 37-28 56c-10 18-21 36-31 54-11 17-23 35-34 52-12 17-25 34-37 51-13 16-26 33-39 49-14 15-27 31-41 46s-29 30-43 45c-15 14-31 28-46 42-16 13-32 27-48 40-17 13-33 25-50 38-17 12-34 23-51 35-18 11-35 22-53 33-18 10-37 19-55 29-19 9-37 19-56 28-19 8-39 16-58 24-19 7-39 14-58 21-20 6-40 12-60 18-20 5-40 11-60 16-20 4-41 8-61 12-21 3-41 6-62 9-21 2-41 5-62 7-21 1-41 2-62 3-21 0-42 0-63 0-21-1-41-3-62-4-21-2-41-4-62-6-21-3-41-6-62-9-20-4-41-8-61-12-20-5-40-11-60-16-20-6-40-12-60-18-19-7-39-15-58-22-19-8-39-16-58-24-19-9-37-18-56-27-18-10-37-20-55-30-18-11-35-21-53-32-17-12-34-23-51-35-17-13-33-25-50-38-16-13-32-27-48-40-15-14-30-29-45-43-15-15-29-29-44-44-14-16-27-31-41-47-13-16-26-33-39-49-12-17-24-34-36-51-11-17-23-35-34-52-10-18-21-36-31-54s-19-37-29-55c-8-19-17-38-25-57s-15-39-23-58c-7-20-13-39-20-59-6-20-11-40-17-60-4-20-9-41-13-61-4-21-7-41-11-62-3-21-5-41-8-62-1-21-3-41-4-62s-1-41-2-62c417 0 833 1 1250 1s833 0 1250 0z">
            <text:p/>
          </draw:path>
        </draw:g>
        <draw:circle draw:style-name="gr8" draw:text-style-name="P1" draw:layer="layout" svg:width="2.5cm" svg:height="2.5cm" svg:x="-9cm" svg:y="14.5cm">
          <text:p/>
        </draw:circle>
        <draw:rect draw:style-name="gr2" draw:text-style-name="P1" draw:layer="layout" svg:width="1.5cm" svg:height="1.18cm" svg:x="-10cm" svg:y="11.5cm">
          <text:p/>
        </draw:rect>
        <draw:rect draw:style-name="gr2" draw:text-style-name="P1" draw:layer="layout" svg:width="1.352cm" svg:height="1.18cm" svg:x="-11.5cm" svg:y="11.5cm">
          <text:p/>
        </draw:rect>
        <draw:rect draw:style-name="gr2" draw:text-style-name="P1" draw:layer="layout" svg:width="1cm" svg:height="7.5cm" svg:x="-11.5cm" svg:y="10cm">
          <text:p/>
        </draw:rect>
        <draw:rect draw:style-name="gr1" draw:text-style-name="P1" draw:layer="layout" svg:width="9.5cm" svg:height="9.5cm" svg:x="-9.5cm" svg:y="20.2cm">
          <text:p/>
        </draw:rect>
        <draw:circle draw:style-name="gr13" draw:layer="layout" svg:width="2cm" svg:height="2cm" svg:x="-7cm" svg:y="25cm">
          <text:p/>
        </draw:circle>
        <draw:line draw:style-name="gr14" draw:layer="layout" svg:x1="-6cm" svg:y1="24cm" svg:x2="-6cm" svg:y2="28cm">
          <text:p/>
        </draw:line>
        <draw:line draw:style-name="gr14" draw:layer="layout" svg:x1="-8cm" svg:y1="26cm" svg:x2="-4cm" svg:y2="26cm">
          <text:p/>
        </draw:line>
        <draw:rect draw:style-name="gr15" draw:text-style-name="P1" draw:layer="layout" svg:width="0.661cm" svg:height="0.661cm" svg:x="-6.338cm" svg:y="25.662cm">
          <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Enkom_20_Gradient" draw:display-name="Enkom Gradient" draw:style="linear" draw:start-color="#00cccc" draw:end-color="#0000ff" draw:start-intensity="100%" draw:end-intensity="100%" draw:angle="45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rushed_25_20Steel" draw:display-name="Brushed%20Steel" xlink:href="Pictures/1000000000000400000003001E667F2F.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1cm" svg:stroke-color="#008080" draw:marker-start-width="1.8cm" draw:marker-start-center="false" draw:marker-end-width="1.8cm" draw:marker-end-center="false" svg:stroke-opacity="90%"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svg:stroke-width="1cm" svg:stroke-color="#000000" draw:marker-start-width="1.5cm" draw:marker-end-width="1.5cm" svg:stroke-opacity="100%" draw:fill="solid" draw:fill-color="#00ff00" draw:fill-image-width="0cm" draw:fill-image-height="0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out_20_fill_2c__20_sharp_20_corners" style:display-name="Object without fill, sharp corners" style:family="graphic" style:parent-style-name="objectwithoutfill">
      <style:graphic-properties draw:stroke="none" draw:fill="solid" draw:fill-color="#000000" draw:fill-image-width="0cm" draw:fill-image-height="0cm" draw:shadow="hidden"/>
    </style:style>
    <style:style style:name="transparent_20_image" style:display-name="transparent image" style:family="graphic" style:parent-style-name="standard">
      <style:graphic-properties draw:stroke="none" draw:opacity="0%" draw:shadow-opacity="0%"/>
    </style:style>
    <style:style style:name="Gradient_20_object" style:display-name="Gradient object" style:family="graphic" style:parent-style-name="Object_20_without_20_fill_2c__20_sharp_20_corners">
      <style:graphic-properties draw:fill="solid" draw:fill-color="#000000" draw:fill-gradient-name="Enkom_20_Gradien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meta:initial-creator>Marcel Suter</meta:initial-creator>
    <meta:creation-date>2008-10-06T13:37:06</meta:creation-date>
    <dc:creator>Marcel Suter</dc:creator>
    <dc:date>2008-10-17T22:13:25</dc:date>
    <meta:editing-cycles>12</meta:editing-cycles>
    <meta:editing-duration>PT3H2M18S</meta:editing-duration>
    <meta:user-defined meta:name="Info 1"/>
    <meta:user-defined meta:name="Info 2"/>
    <meta:user-defined meta:name="Info 3"/>
    <meta:user-defined meta:name="Info 4"/>
    <meta:document-statistic meta:object-count="62"/>
  </office:meta>
</office:document-meta>
</file>